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d878" officeooo:paragraph-rsid="0007d878"/>
    </style:style>
    <style:style style:name="P2" style:family="paragraph" style:parent-style-name="Standard">
      <style:text-properties officeooo:rsid="0008c663" officeooo:paragraph-rsid="0008c663"/>
    </style:style>
    <style:style style:name="P3" style:family="paragraph" style:parent-style-name="Standard">
      <style:text-properties officeooo:rsid="000a938a" officeooo:paragraph-rsid="000a938a"/>
    </style:style>
    <style:style style:name="P4" style:family="paragraph" style:parent-style-name="Standard">
      <style:text-properties officeooo:rsid="000c03fc" officeooo:paragraph-rsid="000c03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examples</text:p>
      <text:p text:style-name="P1"/>
      <text:p text:style-name="P2">1<text:tab/>Read number and print summary statistics</text:p>
      <text:p text:style-name="P3"><text:a xlink:type="simple" xlink:href="http://introcs.cs.princeton.edu/java/14array/" text:style-name="Internet_20_link" text:visited-style-name="Visited_20_Internet_20_Link">http://introcs.cs.princeton.edu/java/14array/</text:a></text:p>
      <text:p text:style-name="P3"><text:a xlink:type="simple" xlink:href="http://stackoverflow.com/questions/2506077/how-to-read-integer-value-from-the-standard-input-in-java" text:style-name="Internet_20_link" text:visited-style-name="Visited_20_Internet_20_Link">http://stackoverflow.com/questions/2506077/how-to-read-integer-value-from-the-standard-input-in-java</text:a></text:p>
      <text:p text:style-name="P3"/>
      <text:p text:style-name="P4"><text:a xlink:type="simple" xlink:href="http://stackoverflow.com/questions/20380991/fill-an-array-with-random-numbers" text:style-name="Internet_20_link" text:visited-style-name="Visited_20_Internet_20_Link">http://stackoverflow.com/questions/20380991/fill-an-array-with-random-numbers</text:a> (random fill) </text:p>
      <text:p text:style-name="P3"/>
      <text:p text:style-name="P3">import java.util.Scanner;</text:p>
      <text:p text:style-name="P3">import java.util.Random; </text:p>
      <text:p text:style-name="P3"/>
      <text:p text:style-name="P3">public class arith {</text:p>
      <text:p text:style-name="P3"/>
      <text:p text:style-name="P3">public static void main(String[] args){</text:p>
      <text:p text:style-name="P3"/>
      <text:p text:style-name="P3">double[] a;</text:p>
      <text:p text:style-name="P3">a = new double[n]; </text:p>
      <text:p text:style-name="P3"/>
      <text:p text:style-name="P3">Scanner n = new Scanner(System.in);</text:p>
      <text:p text:style-name="P3">System.out.printf(“Enter Number: “);</text:p>
      <text:p text:style-name="P3"><text:s/></text:p>
      <text:p text:style-name="P3"/>
      <text:p text:style-name="P3"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3T21:12:24.964588180</meta:creation-date>
    <dc:date>2016-09-03T21:24:45.140864687</dc:date>
    <meta:editing-duration>PT2M13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6" meta:word-count="43" meta:character-count="505" meta:non-whitespace-character-count="473"/>
  </office:meta>
</office:document-meta>
</file>